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2" style:family="paragraph" style:parent-style-name="Standard">
      <style:paragraph-properties style:line-height-at-least="0.503cm" fo:text-align="start" style:justify-single-word="false"/>
      <style:text-properties fo:color="#f8f8f2" style:font-name="Droid Sans Mono" fo:font-size="10.5pt" fo:font-weight="normal" fo:background-color="#282a36"/>
    </style:style>
    <style:style style:name="P3" style:family="paragraph" style:parent-style-name="Standard">
      <style:paragraph-properties style:line-height-at-least="0.503cm" fo:text-align="start" style:justify-single-word="false"/>
    </style:style>
    <style:style style:name="T1" style:family="text">
      <style:text-properties fo:color="#50fa7b"/>
    </style:style>
    <style:style style:name="T2" style:family="text">
      <style:text-properties fo:color="#e9f284"/>
    </style:style>
    <style:style style:name="T3" style:family="text">
      <style:text-properties fo:color="#f1fa8c"/>
    </style:style>
    <style:style style:name="T4" style:family="text">
      <style:text-properties fo:color="#ff79c6"/>
    </style:style>
    <style:style style:name="T5" style:family="text">
      <style:text-properties fo:color="#bd9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$</text:span>(<text:span text:style-name="T2">'</text:span><text:span text:style-name="T3">.owl-carousel</text:span><text:span text:style-name="T2">'</text:span>).<text:span text:style-name="T1">owlCarousel</text:span>({</text:p>
      <text:p text:style-name="P1">loop<text:span text:style-name="T4">:</text:span><text:span text:style-name="T5">true</text:span>,</text:p>
      <text:p text:style-name="P1">margin<text:span text:style-name="T4">:</text:span><text:span text:style-name="T5">10</text:span>,</text:p>
      <text:p text:style-name="P1">nav<text:span text:style-name="T4">:</text:span><text:span text:style-name="T5">true</text:span>,</text:p>
      <text:p text:style-name="P1">responsive<text:span text:style-name="T4">:</text:span>{</text:p>
      <text:p text:style-name="P1"><text:span text:style-name="T5">0</text:span><text:span text:style-name="T4">:</text:span>{</text:p>
      <text:p text:style-name="P1">items<text:span text:style-name="T4">:</text:span><text:span text:style-name="T5">1</text:span></text:p>
      <text:p text:style-name="P1">},</text:p>
      <text:p text:style-name="P1"><text:span text:style-name="T5">600</text:span><text:span text:style-name="T4">:</text:span>{</text:p>
      <text:p text:style-name="P1">items<text:span text:style-name="T4">:</text:span><text:span text:style-name="T5">3</text:span></text:p>
      <text:p text:style-name="P1">},</text:p>
      <text:p text:style-name="P1"><text:span text:style-name="T5">1000</text:span><text:span text:style-name="T4">:</text:span>{</text:p>
      <text:p text:style-name="P1">items<text:span text:style-name="T4">:</text:span><text:span text:style-name="T5">5</text:span></text:p>
      <text:p text:style-name="P1">}</text:p>
      <text:p text:style-name="P1">}</text:p>
      <text:p text:style-name="P1">}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16:00:43.409463824</meta:creation-date>
    <dc:date>2021-06-26T16:01:52.514878187</dc:date>
    <meta:editing-duration>PT1M9S</meta:editing-duration>
    <meta:editing-cycles>1</meta:editing-cycles>
    <meta:document-statistic meta:table-count="0" meta:image-count="0" meta:object-count="0" meta:page-count="1" meta:paragraph-count="16" meta:word-count="16" meta:character-count="116" meta:non-whitespace-character-count="116"/>
    <meta:generator>LibreOffice/6.4.7.2$Linux_X86_64 LibreOffice_project/40$Build-2</meta:generator>
  </office:meta>
</office:document-meta>
</file>